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50000015B754586DF95D98886.png" manifest:media-type="image/png"/>
  <manifest:file-entry manifest:full-path="Pictures/10000201000002B40000012425310A962417B1F6.png" manifest:media-type="image/png"/>
  <manifest:file-entry manifest:full-path="Pictures/1000020100000615000000B75ECCCAE539BCBCE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.761cm" svg:x="0cm" svg:y="0.8cm">
          <draw:image xlink:href="Pictures/1000020100000615000000B75ECCCAE539BCBCE5.png" xlink:type="simple" xlink:show="embed" xlink:actuate="onLoad" loext:mime-type="image/png">
            <text:p/>
          </draw:image>
        </draw:frame>
        <draw:line draw:style-name="gr2" draw:text-style-name="P2" draw:layer="layout" svg:x1="9.8cm" svg:y1="0.6cm" svg:x2="14.3cm" svg:y2="2.2cm">
          <text:p/>
        </draw:line>
        <draw:frame draw:style-name="gr1" draw:text-style-name="P1" draw:layer="layout" svg:width="10.483cm" svg:height="4.423cm" svg:x="0.317cm" svg:y="2.7cm">
          <draw:image xlink:href="Pictures/10000201000002B40000012425310A962417B1F6.png" xlink:type="simple" xlink:show="embed" xlink:actuate="onLoad" loext:mime-type="image/png">
            <text:p/>
          </draw:image>
        </draw:frame>
        <draw:line draw:style-name="gr2" draw:text-style-name="P2" draw:layer="layout" svg:x1="14.1cm" svg:y1="2.4cm" svg:x2="5cm" svg:y2="3.7cm">
          <text:p/>
        </draw:line>
        <draw:frame draw:style-name="gr1" draw:text-style-name="P1" draw:layer="layout" svg:width="9.8cm" svg:height="4.906cm" svg:x="4.8cm" svg:y="6.9cm">
          <draw:image xlink:href="Pictures/10000201000002B50000015B754586DF95D98886.png" xlink:type="simple" xlink:show="embed" xlink:actuate="onLoad" loext:mime-type="image/png">
            <text:p/>
          </draw:image>
        </draw:frame>
        <draw:line draw:style-name="gr2" draw:text-style-name="P2" draw:layer="layout" svg:x1="8cm" svg:y1="3.9cm" svg:x2="8.7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30T08:42:33.187078043</dc:date>
    <meta:editing-duration>PT5M13S</meta:editing-duration>
    <meta:editing-cycles>3</meta:editing-cycles>
    <meta:generator>LibreOffice/6.1.2.1$MacOSX_X86_64 LibreOffice_project/65905a128db06ba48db947242809d14d3f9a93fe</meta:generator>
    <meta:document-statistic meta:object-count="6"/>
  </office:meta>
</office:document-meta>
</file>